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th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hHeader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thHeader.depthToInt( String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pthHeader.DepthHeader(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thHeader.parse( HttpServletRequest request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thHeader.getHeader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thHeader.DepthHeader( boolean is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